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1" table:default-cell-style-name="ce1"/>
        <table:table-column table:style-name="co1" table:default-cell-style-name="ce3"/>
        <table:table-row table:style-name="ro1" table:number-rows-repeated="2">
          <table:table-cell table:style-name="Default" table:number-columns-repeated="4"/>
        </table:table-row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Keterangan</text:p>
          </table:table-cell>
          <table:table-cell office:value-type="string" calcext:value-type="string">
            <text:p>Jumlah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nsor MQ-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nsor MQ-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nsor DHT-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SP3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SP32-CA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tena 2,5 GHz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oRa SX127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led SSD1306 <text:s/>0.96 inch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terai LiPo 3S 25C 2200mA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terai 18650 1500mAh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arger Baterai 18650 (4 slot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arger Aki 12V/24V 6-105AH MF-2B Smart Battery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od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C Regulator 78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ower Jack 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ower Jack Fe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CB DOT MATRI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tor D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SIS 4WD ROBOT CAR FRAM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bel Jumper</text:p>
          </table:table-cell>
          <table:table-cell office:value-type="string" calcext:value-type="string">
            <text:p>Secukupny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lder</text:p>
          </table:table-cell>
          <table:table-cell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imah Solder</text:p>
          </table:table-cell>
          <table:table-cell office:value-type="float" office:value="1" calcext:value-type="float">
            <text:p>1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21:26:07.295693857</meta:creation-date>
    <dc:date>2023-06-05T22:00:41.468235795</dc:date>
    <meta:editing-duration>PT3M3S</meta:editing-duration>
    <meta:editing-cycles>1</meta:editing-cycles>
    <meta:document-statistic meta:table-count="1" meta:cell-count="72" meta:object-count="0"/>
    <meta:generator>LibreOffice/6.4.7.2$Linux_X86_64 LibreOffice_project/40$Build-2</meta:generator>
  </office:meta>
</office:document-meta>
</file>